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cb86"/>
    </style:style>
    <style:style style:name="T1" style:family="text">
      <style:text-properties officeooo:rsid="0006cb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Ein Repository ist ein Verzeichnis.</text:span></text:p>
      <text:p text:style-name="Standard"/>
      <text:p text:style-name="Standard">- <text:span text:style-name="T1">Ein Repository besitzt Metadaten.</text:span></text:p>
      <text:p text:style-name="Standard">→<text:span text:style-name="T1"> Dadurch kann bspw. festgestellt werden, welche Dateien geändert oder gelöscht wurden.</text:span></text:p>
      <text:p text:style-name="Standard"/>
      <text:p text:style-name="P1">- <text:span text:style-name="T1">Funktionalität.</text:span></text:p>
      <text:p text:style-name="P1">→<text:span text:style-name="T1"> Um bspw. Dateien wieder herzustellen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4:11:39.675813588</meta:creation-date>
    <meta:generator>LibreOffice/6.4.7.2$Linux_X86_64 LibreOffice_project/40$Build-2</meta:generator>
    <dc:date>2022-09-02T14:14:27.343943787</dc:date>
    <meta:editing-duration>PT2M48S</meta:editing-duration>
    <meta:editing-cycles>1</meta:editing-cycles>
    <meta:document-statistic meta:table-count="0" meta:image-count="0" meta:object-count="0" meta:page-count="1" meta:paragraph-count="5" meta:word-count="31" meta:character-count="216" meta:non-whitespace-character-count="189"/>
  </office:meta>
</office:document-meta>
</file>